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a328d" officeooo:paragraph-rsid="000a32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turas dedicadas a distintas mujeres reflejando sus estados de ánimo en distintas situaciones través de colores alegres, movimientos creando figuras femeninas en distintos escenarios.</text:p>
      <text:p text:style-name="P1"/>
      <text:p text:style-name="P1">Refleja sobre todo a la mujer andaluza. Técnica mixta y acrílico sobre lienzo, papel y canv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9:24:30.886762025</meta:creation-date>
    <dc:date>2023-05-05T19:28:58.005997356</dc:date>
    <meta:editing-duration>PT4M27S</meta:editing-duration>
    <meta:editing-cycles>1</meta:editing-cycles>
    <meta:document-statistic meta:table-count="0" meta:image-count="0" meta:object-count="0" meta:page-count="1" meta:paragraph-count="2" meta:word-count="40" meta:character-count="279" meta:non-whitespace-character-count="241"/>
    <meta:generator>LibreOffice/7.5.2.2$Linux_X86_64 LibreOffice_project/50$Build-2</meta:generator>
  </office:meta>
</office:document-meta>
</file>